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080000000909EDF22ABA794F1F.png" manifest:media-type="image/png"/>
  <manifest:file-entry manifest:full-path="Pictures/10000551000000D5000000F4BC118466690A8F74.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ahoma" svg:font-family="Tahoma" style:font-family-generic="system" style:font-pitch="variable"/>
  </office:font-face-decls>
  <office:automatic-styles>
    <style:style style:name="Table1" style:family="table">
      <style:table-properties style:width="4.625in" fo:margin-left="1.1188in" table:align="left"/>
    </style:style>
    <style:style style:name="Table1.A" style:family="table-column">
      <style:table-column-properties style:column-width="2.25in"/>
    </style:style>
    <style:style style:name="Table1.B" style:family="table-column">
      <style:table-column-properties style:column-width="0.4375in"/>
    </style:style>
    <style:style style:name="Table1.C" style:family="table-column">
      <style:table-column-properties style:column-width="0.5in"/>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Calibri" fo:font-size="14pt" style:font-size-asian="14pt" style:font-size-complex="14pt"/>
    </style:style>
    <style:style style:name="P2" style:family="paragraph" style:parent-style-name="Standard" style:list-style-name="L1">
      <style:text-properties style:font-name="Calibri" fo:font-size="14pt" officeooo:rsid="000bdd3c" officeooo:paragraph-rsid="000bdd3c" style:font-size-asian="14pt" style:font-size-complex="14pt"/>
    </style:style>
    <style:style style:name="P3" style:family="paragraph" style:parent-style-name="Standard" style:list-style-name="L1">
      <style:text-properties style:font-name="Calibri" fo:font-size="14pt" officeooo:rsid="000bdd3c" officeooo:paragraph-rsid="00213133" style:font-size-asian="14pt" style:font-size-complex="14pt"/>
    </style:style>
    <style:style style:name="P4" style:family="paragraph" style:parent-style-name="Standard" style:list-style-name="L1">
      <style:text-properties style:font-name="Calibri" fo:font-size="14pt" officeooo:rsid="000bdd3c" officeooo:paragraph-rsid="002d96ac" style:font-size-asian="14pt" style:font-size-complex="14pt"/>
    </style:style>
    <style:style style:name="P5" style:family="paragraph" style:parent-style-name="Standard" style:list-style-name="L1">
      <style:text-properties style:font-name="Calibri" fo:font-size="14pt" officeooo:rsid="001388e4" officeooo:paragraph-rsid="001388e4" style:font-size-asian="14pt" style:font-size-complex="14pt"/>
    </style:style>
    <style:style style:name="P6" style:family="paragraph" style:parent-style-name="Standard" style:list-style-name="L1">
      <style:text-properties style:font-name="Calibri" fo:font-size="14pt" officeooo:rsid="001eaeb1" officeooo:paragraph-rsid="001eaeb1" style:font-size-asian="14pt" style:font-size-complex="14pt"/>
    </style:style>
    <style:style style:name="P7" style:family="paragraph" style:parent-style-name="Table_20_Contents">
      <style:text-properties style:font-name="Calibri" fo:font-size="14pt" officeooo:rsid="0006aa8f" officeooo:paragraph-rsid="0006aa8f" style:font-size-asian="14pt" style:font-size-complex="14pt"/>
    </style:style>
    <style:style style:name="P8" style:family="paragraph" style:parent-style-name="Table_20_Contents">
      <style:paragraph-properties fo:text-align="center" style:justify-single-word="false"/>
      <style:text-properties style:font-name="Calibri" fo:font-size="14pt" officeooo:rsid="0006aa8f" officeooo:paragraph-rsid="0006aa8f" style:font-size-asian="14pt" style:font-size-complex="14pt"/>
    </style:style>
    <style:style style:name="P9" style:family="paragraph" style:parent-style-name="Table_20_Contents">
      <style:paragraph-properties fo:text-align="center" style:justify-single-word="false"/>
      <style:text-properties style:font-name="Calibri" fo:font-size="14pt" officeooo:rsid="0006da35" officeooo:paragraph-rsid="0006da35" style:font-size-asian="14pt" style:font-size-complex="14pt"/>
    </style:style>
    <style:style style:name="P10"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Tahoma"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0cc170"/>
    </style:style>
    <style:style style:name="T2" style:family="text">
      <style:text-properties officeooo:rsid="000d6324"/>
    </style:style>
    <style:style style:name="T3" style:family="text">
      <style:text-properties officeooo:rsid="0013d204"/>
    </style:style>
    <style:style style:name="T4" style:family="text">
      <style:text-properties officeooo:rsid="00159ef0"/>
    </style:style>
    <style:style style:name="T5" style:family="text">
      <style:text-properties style:text-position="sub 58%"/>
    </style:style>
    <style:style style:name="T6" style:family="text">
      <style:text-properties fo:font-style="italic" style:font-style-asian="italic" style:font-style-complex="italic"/>
    </style:style>
    <style:style style:name="T7" style:family="text">
      <style:text-properties officeooo:rsid="001eaeb1"/>
    </style:style>
    <style:style style:name="T8" style:family="text">
      <style:text-properties officeooo:rsid="002009c3"/>
    </style:style>
    <style:style style:name="T9" style:family="text">
      <style:text-properties officeooo:rsid="0026977a"/>
    </style:style>
    <style:style style:name="T10" style:family="text">
      <style:text-properties officeooo:rsid="002973ea"/>
    </style:style>
    <style:style style:name="T11" style:family="text">
      <style:text-properties fo:font-size="6pt" officeooo:rsid="000cc170" style:font-size-asian="6pt" style:font-size-complex="6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fo:margin-top="0in" fo:margin-bottom="0in" style:run-through="foreground" style:wrap="run-through" style:number-wrapped-paragraphs="no-limit" style:vertical-pos="from-top" style:horizontal-pos="from-left" style:horizontal-rel="paragraph"/>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searchers were interested in the effect of a dietary supplement on weight gain in hogs. A total of 30 hogs, each housed in its own pen, were used for the experiment. Researchers used a completely randomized design to assign 6 hogs to each of 5 treatment groups. Each treatment involved adding a certain amount of the dietary supplement to the daily feed given to the hogs. The 5 amounts considered were 0, 20, 40, 60, and 80 g of the supplement per kg of feed. The amount of weight gained by each hog over the course of the study was measured and recorded in kilograms. Summary statistics are provided in the following table.</text:p>
      <text:p text:style-name="P1"/>
      <table:table table:name="Table1" table:style-name="Table1">
        <table:table-column table:style-name="Table1.A"/>
        <table:table-column table:style-name="Table1.B"/>
        <table:table-column table:style-name="Table1.C" table:number-columns-repeated="3"/>
        <table:table-column table:style-name="Table1.B"/>
        <table:table-row>
          <table:table-cell table:style-name="Table1.A1" office:value-type="string">
            <text:p text:style-name="P7">Amount of supplement</text:p>
          </table:table-cell>
          <table:table-cell table:style-name="Table1.A1" office:value-type="string">
            <text:p text:style-name="P8">0</text:p>
          </table:table-cell>
          <table:table-cell table:style-name="Table1.A1" office:value-type="string">
            <text:p text:style-name="P8">20</text:p>
          </table:table-cell>
          <table:table-cell table:style-name="Table1.A1" office:value-type="string">
            <text:p text:style-name="P8">40</text:p>
          </table:table-cell>
          <table:table-cell table:style-name="Table1.A1" office:value-type="string">
            <text:p text:style-name="P8">60</text:p>
          </table:table-cell>
          <table:table-cell table:style-name="Table1.F1" office:value-type="string">
            <text:p text:style-name="P8">80</text:p>
          </table:table-cell>
        </table:table-row>
        <table:table-row>
          <table:table-cell table:style-name="Table1.A2" office:value-type="string">
            <text:p text:style-name="P7">Number of hogs</text:p>
          </table:table-cell>
          <table:table-cell table:style-name="Table1.A2" office:value-type="string">
            <text:p text:style-name="P8">6</text:p>
          </table:table-cell>
          <table:table-cell table:style-name="Table1.A2" office:value-type="string">
            <text:p text:style-name="P8">6</text:p>
          </table:table-cell>
          <table:table-cell table:style-name="Table1.A2" office:value-type="string">
            <text:p text:style-name="P8">6</text:p>
          </table:table-cell>
          <table:table-cell table:style-name="Table1.A2" office:value-type="string">
            <text:p text:style-name="P8">6</text:p>
          </table:table-cell>
          <table:table-cell table:style-name="Table1.F2" office:value-type="string">
            <text:p text:style-name="P8">6</text:p>
          </table:table-cell>
        </table:table-row>
        <table:table-row>
          <table:table-cell table:style-name="Table1.A2" office:value-type="string">
            <text:p text:style-name="P7">Mean weight gain</text:p>
          </table:table-cell>
          <table:table-cell table:style-name="Table1.A2" office:value-type="string">
            <text:p text:style-name="P8">22</text:p>
          </table:table-cell>
          <table:table-cell table:style-name="Table1.A2" office:value-type="string">
            <text:p text:style-name="P8">26</text:p>
          </table:table-cell>
          <table:table-cell table:style-name="Table1.A2" office:value-type="string">
            <text:p text:style-name="P8">30</text:p>
          </table:table-cell>
          <table:table-cell table:style-name="Table1.A2" office:value-type="string">
            <text:p text:style-name="P8">33</text:p>
          </table:table-cell>
          <table:table-cell table:style-name="Table1.F2" office:value-type="string">
            <text:p text:style-name="P8">34</text:p>
          </table:table-cell>
        </table:table-row>
        <table:table-row>
          <table:table-cell table:style-name="Table1.A2" office:value-type="string">
            <text:p text:style-name="P7">s.d.</text:p>
          </table:table-cell>
          <table:table-cell table:style-name="Table1.A2" office:value-type="string">
            <text:p text:style-name="P9">1.10</text:p>
          </table:table-cell>
          <table:table-cell table:style-name="Table1.A2" office:value-type="string">
            <text:p text:style-name="P9">0.89</text:p>
          </table:table-cell>
          <table:table-cell table:style-name="Table1.A2" office:value-type="string">
            <text:p text:style-name="P9">1.41</text:p>
          </table:table-cell>
          <table:table-cell table:style-name="Table1.A2" office:value-type="string">
            <text:p text:style-name="P9">1.10</text:p>
          </table:table-cell>
          <table:table-cell table:style-name="Table1.F2" office:value-type="string">
            <text:p text:style-name="P9">0.63</text:p>
          </table:table-cell>
        </table:table-row>
      </table:table>
      <text:p text:style-name="P1"/>
      <text:list xml:id="list165084549" text:style-name="L1">
        <text:list-item>
          <text:p text:style-name="P4"><text:span text:style-name="T2">Consider the amount of supplements as five treatments. </text:span>Fill in the missing entries in the following ANOVA table.<text:span text:style-name="T1"> </text:span><text:span text:style-name="T11">1.12</text:span><text:line-break/><text:span text:style-name="T1">Source<text:tab/><text:tab/>DF<text:tab/><text:tab/>SS<text:tab/><text:tab/>MS<text:tab/><text:tab/>F<text:tab/><text:tab/>p-value<text:line-break/>Between<text:tab/><text:tab/>?<text:tab/><text:tab/>?<text:tab/><text:tab/>?<text:tab/><text:tab/>?<text:tab/><text:tab/>?<text:line-break/>Within<text:tab/><text:tab/>?<text:tab/><text:tab/>?<text:tab/><text:tab/>?<text:line-break/>Total<text:tab/><text:tab/><text:tab/>?<text:tab/><text:tab/>?<text:tab/><text:tab/>21.66<text:line-break/></text:span></text:p>
        </text:list-item>
        <text:list-item>
          <text:p text:style-name="P2">Use the entries in your ANOVA table to conduct one test of the null hypothesis that all five treatment means are identical against the alternative that says that not all five treatment means are identical. Provide the value of the test statistic, its degrees of freedom, an approximate p − value, and a brief conclusion.</text:p>
        </text:list-item>
        <text:list-item>
          <text:p text:style-name="P5">Test for a supplement effect, that is, compare the average of the non-zero supplement amount <text:span text:style-name="T3">with</text:span> the control.</text:p>
        </text:list-item>
        <text:list-item>
          <text:p text:style-name="P2">Compute the t-statistic associated with a contrast that tests for a linear trend in the weight gain means. In addition to the t-statistic, provide its degrees of freedom, a p-value, and a brief conclusion.</text:p>
        </text:list-item>
        <text:list-item>
          <text:p text:style-name="P2">The data in this problem can also be viewed as 30 pairs of values (X<text:span text:style-name="T5">1</text:span> , Y<text:span text:style-name="T5">1</text:span> ), (X<text:span text:style-name="T5">2</text:span> , Y<text:span text:style-name="T5">2</text:span> ), . . . , (X<text:span text:style-name="T5">30</text:span> , Y<text:span text:style-name="T5">30</text:span>) where X<text:span text:style-name="T5">i</text:span> denotes the amount of the supplement that was added to the <text:span text:style-name="T6">i-</text:span>th hog’s diet and Y<text:span text:style-name="T5">i</text:span> denotes the weight gain of the <text:span text:style-name="T6">i-</text:span>th hog. <text:span text:style-name="T4">The s.d. of all the X-values is 28.77 gm.<text:line-break/></text:span>Determine the standard deviation of the 30 X values (s x ) and the standard deviation of the 30 Y values (s<text:span text:style-name="T5">y</text:span> ).</text:p>
        </text:list-item>
        <text:list-item>
          <text:p text:style-name="P3">The sample linear correlation coefficient between weight gain and the amount of supplement is 0.518. Find the equation of the least-squares regression line for <text:soft-page-break/>estimating the mean weight gain of a hog as a function of the amount of supplement added to the diet <text:span text:style-name="T8">and the RMSE (</text:span><text:span text:style-name="T8"><draw:g text:anchor-type="as-char" svg:y="-0.1555in" draw:z-index="0" draw:style-name="gr1"><svg:title>TexMaths</svg:title><svg:desc>12§inline§\hat\sigma§svg§600§FALSE§</svg:desc><draw:frame draw:style-name="gr2" draw:text-style-name="P10" svg:width="0.1724in" svg:height="0.1425in" svg:x="0in" svg:y="0in"><draw:image xlink:href="Pictures/10000551000000D5000000F4BC118466690A8F74.svg" xlink:type="simple" xlink:show="embed" xlink:actuate="onLoad" loext:mime-type="image/svg+xml"><text:p/></draw:image><draw:image xlink:href="Pictures/10000201000000080000000909EDF22ABA794F1F.png" xlink:type="simple" xlink:show="embed" xlink:actuate="onLoad" loext:mime-type="image/png"/></draw:frame></draw:g></text:span><text:span text:style-name="T8">) for the SLR.</text:span><text:line-break/><text:line-break/><text:span text:style-name="T7">Use the simple linear regression model to answer the following questions.</text:span><text:line-break/></text:p>
        </text:list-item>
        <text:list-item>
          <text:p text:style-name="P6">Test for the slope being equal to zero.</text:p>
        </text:list-item>
        <text:list-item>
          <text:p text:style-name="P6">Estimate the standard <text:span text:style-name="T9">error</text:span> of <text:span text:style-name="T9">the mean</text:span> weight gains of hogs whose diets are supplemented with 50 g of the supplement per kg of feed.</text:p>
        </text:list-item>
        <text:list-item>
          <text:p text:style-name="P6">Provide a 95% confidence interval for your estimate of the mean weight gain of hogs whose diets are supplemented with 50 g of the supplement per kg of feed.</text:p>
        </text:list-item>
        <text:list-item>
          <text:p text:style-name="P6"><text:s/><text:span text:style-name="T10">If a hog is fed with 50gm of dietary supplement what would be a 95% prediction interval for its weight gai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5T20:30:46.405730200</meta:creation-date>
    <meta:generator>LibreOffice/6.2.0.3$Linux_X86_64 LibreOffice_project/20$Build-3</meta:generator>
    <dc:date>2019-03-12T22:12:18.985263137</dc:date>
    <meta:editing-duration>PT24M6S</meta:editing-duration>
    <meta:editing-cycles>39</meta:editing-cycles>
    <meta:document-statistic meta:table-count="1" meta:image-count="0" meta:object-count="0" meta:page-count="2" meta:paragraph-count="35" meta:word-count="531" meta:character-count="2786" meta:non-whitespace-character-count="2279"/>
  </office:meta>
</office:document-meta>
</file>